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buntu, 'Droid Sans', sans-serif"/>
  </office:font-face-decls>
  <office:automatic-styles>
    <style:style style:name="P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4" style:family="paragraph" style:parent-style-name="Standard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officeooo:rsid="00138844" officeooo:paragraph-rsid="00138844" style:font-name-asian="Consolas1" style:font-size-asian="10pt" style:font-name-complex="Consolas1" style:font-size-complex="10pt"/>
    </style:style>
    <style:style style:name="P6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138844" officeooo:paragraph-rsid="00138844" style:font-name-asian="Consolas1" style:font-size-asian="10pt" style:font-weight-asian="bold" style:font-name-complex="Consolas1" style:font-size-complex="10pt" style:font-weight-complex="bold"/>
    </style:style>
    <style:style style:name="P7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9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0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1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2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13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4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6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7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officeooo:paragraph-rsid="0008f9a0" style:font-size-asian="12pt" style:font-size-complex="12pt"/>
    </style:style>
    <style:style style:name="P21" style:family="paragraph" style:parent-style-name="Standard">
      <style:paragraph-properties fo:margin-left="0.5in" fo:margin-right="0.1181in" fo:text-indent="0in" style:auto-text-indent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size="16pt" fo:font-weight="bold" style:font-size-asian="16pt" style:font-weight-asian="bold" style:font-size-complex="16pt"/>
    </style:style>
    <style:style style:name="P23" style:family="paragraph" style:parent-style-name="Standard">
      <style:paragraph-properties fo:line-height="50%"/>
      <style:text-properties style:use-window-font-color="true" loext:opacity="0%"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line-height="100%"/>
      <style:text-properties style:use-window-font-color="true" loext:opacity="0%" fo:font-size="12pt" fo:font-weight="bold" style:font-size-asian="12pt" style:font-weight-asian="bold" style:font-size-complex="12pt"/>
    </style:style>
    <style:style style:name="P25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6" style:family="paragraph" style:parent-style-name="Standard" style:list-style-name="L1">
      <style:text-properties fo:font-size="12pt" style:font-size-asian="12pt" style:font-size-complex="12pt"/>
    </style:style>
    <style:style style:name="P27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28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style:font-size-asian="12pt" style:font-size-complex="12pt"/>
    </style:style>
    <style:style style:name="P2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30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fo:font-size="12pt" officeooo:paragraph-rsid="00103fb2" style:font-size-asian="12pt" style:font-size-complex="12pt"/>
    </style:style>
    <style:style style:name="P31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officeooo:paragraph-rsid="00103fb2"/>
    </style:style>
    <style:style style:name="P32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officeooo:rsid="00138844" officeooo:paragraph-rsid="00138844" style:font-name-asian="Consolas1" style:font-size-asian="10pt" style:font-name-complex="Consolas1" style:font-size-complex="10pt"/>
    </style:style>
    <style:style style:name="P33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34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officeooo:rsid="001dbdfa" officeooo:paragraph-rsid="001dbdfa" style:font-name-asian="Consolas1" style:font-size-asian="10pt" style:font-name-complex="Consolas1" style:font-size-complex="10pt"/>
    </style:style>
    <style:style style:name="P35" style:family="paragraph" style:parent-style-name="Standard">
      <style:paragraph-properties fo:line-height="150%"/>
      <style:text-properties style:font-name="Consolas" fo:font-size="10pt" style:font-name-asian="Consolas1" style:font-size-asian="10pt" style:font-name-complex="Consolas1" style:font-size-complex="10pt"/>
    </style:style>
    <style:style style:name="P36" style:family="paragraph" style:parent-style-name="Standard">
      <style:paragraph-properties fo:margin-left="0.5in" fo:margin-right="0.1181in" fo:line-height="150%" fo:text-indent="0in" style:auto-text-indent="false"/>
      <style:text-properties style:font-name="Consolas" fo:font-size="10pt" style:font-name-asian="Consolas1" style:font-size-asian="10pt" style:font-name-complex="Consolas1" style:font-size-complex="10pt"/>
    </style:style>
    <style:style style:name="P37" style:family="paragraph" style:parent-style-name="Standard">
      <style:paragraph-properties fo:line-height="150%"/>
      <style:text-properties style:font-name="Consolas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P38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text-underline-style="solid" style:text-underline-width="auto" style:text-underline-color="font-color" fo:font-weight="bold" officeooo:rsid="001dbdfa" officeooo:paragraph-rsid="001dbdfa" style:font-name-asian="Consolas1" style:font-size-asian="10pt" style:font-weight-asian="bold" style:font-name-complex="Consolas1" style:font-size-complex="10pt" style:font-weight-complex="bold"/>
    </style:style>
    <style:style style:name="P39" style:family="paragraph" style:parent-style-name="Standard">
      <style:paragraph-properties fo:margin-left="0.5in" fo:margin-right="0.1181in" fo:line-height="50%" fo:text-indent="0in" style:auto-text-indent="false"/>
      <style:text-properties style:font-name="Consolas" fo:font-size="10pt" style:text-underline-style="none" fo:font-weight="normal" officeooo:rsid="001dbdfa" officeooo:paragraph-rsid="001dbdfa" style:font-name-asian="Consolas1" style:font-size-asian="10pt" style:font-weight-asian="normal" style:font-name-complex="Consolas1" style:font-size-complex="10pt" style:font-weight-complex="normal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officeooo:rsid="001dbdfa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03fb2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03fb2"/>
    </style:style>
    <style:style style:name="T9" style:family="text">
      <style:text-properties officeooo:rsid="0012b1ef"/>
    </style:style>
    <style:style style:name="T10" style:family="text">
      <style:text-properties officeooo:rsid="001dbdfa"/>
    </style:style>
    <style:style style:name="T11" style:family="text">
      <style:text-properties officeooo:rsid="001fc439"/>
    </style:style>
    <style:style style:name="T12" style:family="text">
      <style:text-properties officeooo:rsid="002358b9"/>
    </style:style>
    <style:style style:name="T13" style:family="text">
      <style:text-properties officeooo:rsid="0023da2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осковский Авиационный Институт</text:p>
      <text:p text:style-name="P13">(Национальный Исследовательский Университет)</text:p>
      <text:p text:style-name="P7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7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8"/>
      <text:p text:style-name="P8"/>
      <text:p text:style-name="P7"><text:span text:style-name="T2">Лабораторная работа №</text:span><text:span text:style-name="T3">3</text:span><text:span text:style-name="T2"> по курсу</text:span></text:p>
      <text:p text:style-name="P15">«Операционные системы»</text:p>
      <text:p text:style-name="P12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"><text:span text:style-name="T1">Группа: М8</text:span>О<text:span text:style-name="T1">-2</text:span>11<text:span text:style-name="T1">Б-2</text:span>3</text:p>
      <text:p text:style-name="P14">Студент: Тропн М.А.</text:p>
      <text:p text:style-name="P1"><text:span text:style-name="T1">Преподаватель: </text:span>Бахарев В.Д.</text:p>
      <text:p text:style-name="P14">Оценка: ____________________ </text:p>
      <text:p text:style-name="P1"><text:span text:style-name="T1">Дата: </text:span><text:span text:style-name="T7">02.10</text:span><text:span text:style-name="T1">.</text:span>24</text:p>
      <text:p text:style-name="P9"/>
      <text:p text:style-name="P2"/>
      <text:p text:style-name="P3"/>
      <text:p text:style-name="P3"><text:span text:style-name="T1">Москва, 202</text:span>4</text:p>
      <text:p text:style-name="P16"><text:soft-page-break/>Постановка задачи</text:p>
      <text:p text:style-name="Standard"><text:span text:style-name="T4">Вариант </text:span>7<text:span text:style-name="T4">.</text:span></text:p>
      <text:p text:style-name="P20">Цель работы </text:p>
      <text:p text:style-name="P20">Приобретение практических навыков в:</text:p>
      <text:list text:style-name="L1">
        <text:list-item>
          <text:p text:style-name="P26">Управление процессами в ОС</text:p>
        </text:list-item>
        <text:list-item>
          <text:p text:style-name="P26">Обеспечение обмена данных между процессами посредством <text:span text:style-name="T10">shared memory и memory mapping</text:span></text:p>
        </text:list-item>
      </text:list>
      <text:p text:style-name="P19">Задание</text:p>
      <text:p text:style-name="P19">7 вариант) В файле записаны команды вида: «число число число&lt;endline&gt;». Дочерний процесс считает их сумму и выводит результат в стандартный поток вывода. Числа имеют тип float. Количество чисел может быть произвольным.</text:p>
      <text:p text:style-name="P16"><text:s text:c="2"/>Общий метод и алгоритм решения</text:p>
      <text:p text:style-name="P17">Использованные системные вызовы:</text:p>
      <text:list text:style-name="WWNum1">
        <text:list-item>
          <text:p text:style-name="P27">pid_t fork(void); – создает дочерний процесс. </text:p>
        </text:list-item>
        <text:list-item>
          <text:p text:style-name="P27">int shm_open(const char *__name, int __oflag, mode_t __mode) — открывает сегмент <text:span text:style-name="T12">shm</text:span></text:p>
        </text:list-item>
        <text:list-item>
          <text:p text:style-name="P28">void *mmap(void *__addr, size_t __len, int __prot, int __flags, int __fd, off_t __offset) — создает новый маппинг в виртуальном адресном пространстве</text:p>
        </text:list-item>
        <text:list-item>
          <text:p text:style-name="P28">int open(const char *pathname, int flags, mode_t mode) - открытие\создание файла</text:p>
        </text:list-item>
        <text:list-item>
          <text:p text:style-name="P28">int close(int fd) - закрыть файл</text:p>
        </text:list-item>
        <text:list-item>
          <text:p text:style-name="P28">void exit(int status) - завершения выполнения процесса и возвращение статуса</text:p>
        </text:list-item>
        <text:list-item>
          <text:p text:style-name="P28">int execv(const char *filename, char *const argv[]<text:span text:style-name="T8">)</text:span> - замена образа памяти процесса</text:p>
        </text:list-item>
        <text:list-item>
          <text:p text:style-name="P28">pid_t getpid(void) — получение <text:span text:style-name="T8">ID процесса </text:span></text:p>
        </text:list-item>
        <text:list-item>
          <text:p text:style-name="P31"><text:span text:style-name="T5">ssize_t read(int __fd, void* __buf, size_t __nbytes) — чтение из </text:span><text:span text:style-name="T6">fd в буфер</text:span></text:p>
        </text:list-item>
        <text:list-item>
          <text:p text:style-name="P29">ssize_t write(int __fd, const void* __buf, size_t __n) — запись байтов в буфер</text:p>
        </text:list-item>
      </text:list>
      <text:p text:style-name="P18"/>
      <text:p text:style-name="P18"/>
      <text:p text:style-name="P18"/>
      <text:p text:style-name="P18"/>
      <text:p text:style-name="P19">Главная программа создает дочерный процесс. Он открывает файл на чтение. Создаётся несколько <text:span text:style-name="T13">shm: для записи результата, передачи входного файла и размера. Создаётся mmap для считывания и записи результата и входного потока. Размер передается через int*, поэтому в mmap не нуждается, строки же нуждаются. </text:span></text:p>
      <text:p text:style-name="P16">Код программы</text:p>
      <text:p text:style-name="P21"><text:span text:style-name="T9">server</text:span>.c</text:p>
      <text:p text:style-name="P33">/**</text:p>
      <text:p text:style-name="P33"><text:s/>* @file server.c</text:p>
      <text:p text:style-name="P33"><text:s/>* @author your name (you@domain.com)</text:p>
      <text:p text:style-name="P33"><text:s/>* @brief</text:p>
      <text:p text:style-name="P33"><text:s/>* @version 0.1</text:p>
      <text:p text:style-name="P33"><text:soft-page-break/><text:s/>* @date 2024-10-02</text:p>
      <text:p text:style-name="P33"><text:s/>*</text:p>
      <text:p text:style-name="P33"><text:s/>* @copyright Copyright (c) 2024</text:p>
      <text:p text:style-name="P33"><text:s/>*</text:p>
      <text:p text:style-name="P33"><text:s/>*/</text:p>
      <text:p text:style-name="P33">#include "pool.h"</text:p>
      <text:p text:style-name="P33"/>
      <text:p text:style-name="P33">#include &lt;fcntl.h&gt;</text:p>
      <text:p text:style-name="P33">#include &lt;stdbool.h&gt;</text:p>
      <text:p text:style-name="P33">#include &lt;stdint.h&gt;</text:p>
      <text:p text:style-name="P33">#include &lt;stdio.h&gt;</text:p>
      <text:p text:style-name="P33">#include &lt;stdlib.h&gt;</text:p>
      <text:p text:style-name="P33">#include &lt;string.h&gt;</text:p>
      <text:p text:style-name="P33">#include &lt;sys/mman.h&gt;</text:p>
      <text:p text:style-name="P33">#include &lt;sys/stat.h&gt;</text:p>
      <text:p text:style-name="P33">#include &lt;sys/types.h&gt;</text:p>
      <text:p text:style-name="P33">#include &lt;sys/wait.h&gt;</text:p>
      <text:p text:style-name="P33">#include &lt;unistd.h&gt;</text:p>
      <text:p text:style-name="P33"/>
      <text:p text:style-name="P33">static char CLIENT_PROGRAM_NAME[] = "client";</text:p>
      <text:p text:style-name="P33"/>
      <text:p text:style-name="P33">int main(int argc, char** argv) {</text:p>
      <text:p text:style-name="P33"><text:s text:c="2"/>if (argc != 2) {</text:p>
      <text:p text:style-name="P33"><text:s text:c="4"/>_print(ERROR, "usage: %s filename\n", argv[0]);</text:p>
      <text:p text:style-name="P33"><text:s text:c="4"/>exit(EXIT_FAILURE);</text:p>
      <text:p text:style-name="P33"><text:s text:c="2"/>}</text:p>
      <text:p text:style-name="P33"/>
      <text:p text:style-name="P33"><text:s text:c="2"/>// хде я?</text:p>
      <text:p text:style-name="P33"><text:s text:c="2"/>char progpath[1024] = {0};</text:p>
      <text:p text:style-name="P33"><text:s text:c="2"/>{</text:p>
      <text:p text:style-name="P33"><text:s text:c="4"/>// собственно узнаем где</text:p>
      <text:p text:style-name="P33"><text:s text:c="4"/>ssize_t len = readlink("/proc/self/exe", progpath, sizeof(progpath) - 1);</text:p>
      <text:p text:style-name="P33"><text:s text:c="4"/>if (len == -1) {</text:p>
      <text:p text:style-name="P33"><text:s text:c="6"/>_print(ERROR, "error: failed to read full program path\n");</text:p>
      <text:p text:style-name="P33"><text:s text:c="6"/>exit(EXIT_FAILURE);</text:p>
      <text:p text:style-name="P33"><text:s text:c="4"/>}</text:p>
      <text:p text:style-name="P33"/>
      <text:p text:style-name="P33"><text:s text:c="4"/>// всё лишнее убираем</text:p>
      <text:p text:style-name="P33"><text:s text:c="4"/>while (progpath[len] != '/')</text:p>
      <text:p text:style-name="P33"><text:s text:c="6"/>--len;</text:p>
      <text:p text:style-name="P33"/>
      <text:p text:style-name="P33"><text:s text:c="4"/>progpath[len] = '\0';</text:p>
      <text:p text:style-name="P33"><text:s text:c="2"/>}</text:p>
      <text:p text:style-name="P33"/>
      <text:p text:style-name="P33"><text:s text:c="2"/>// создаем новый процесс</text:p>
      <text:p text:style-name="P33"><text:s text:c="2"/>const pid_t child = fork();</text:p>
      <text:p text:style-name="P33"><text:soft-page-break/></text:p>
      <text:p text:style-name="P33"><text:s text:c="2"/>switch (child) {</text:p>
      <text:p text:style-name="P33"><text:s text:c="4"/>case -1: { <text:s/>// обработка ошибки</text:p>
      <text:p text:style-name="P33"><text:s text:c="6"/>_print(ERROR, "error: failed to spawn new process\n");</text:p>
      <text:p text:style-name="P33"><text:s text:c="6"/>exit(EXIT_FAILURE);</text:p>
      <text:p text:style-name="P33"><text:s text:c="4"/>} break;</text:p>
      <text:p text:style-name="P33"/>
      <text:p text:style-name="P33"><text:s text:c="4"/>case 0: { <text:s/>// Я - ребенок и не знаю свой PID</text:p>
      <text:p text:style-name="P33"><text:s text:c="15"/>// собственно узнаю</text:p>
      <text:p text:style-name="P33"/>
      <text:p text:style-name="P33"><text:s text:c="6"/>/* файл*/</text:p>
      <text:p text:style-name="P33"><text:s text:c="6"/>int file = open(argv[1], O_RDONLY);</text:p>
      <text:p text:style-name="P33"><text:s text:c="6"/>if (file == -1) {</text:p>
      <text:p text:style-name="P33"><text:s text:c="8"/>perror("Ошибка при открытии файла");</text:p>
      <text:p text:style-name="P33"><text:s text:c="8"/>exit(EXIT_FAILURE);</text:p>
      <text:p text:style-name="P33"><text:s text:c="6"/>}</text:p>
      <text:p text:style-name="P33"/>
      <text:p text:style-name="P33"><text:s text:c="6"/>struct stat file_stat;</text:p>
      <text:p text:style-name="P33"><text:s text:c="6"/>if (fstat(file, &amp;file_stat) &lt; 0) {</text:p>
      <text:p text:style-name="P33"><text:s text:c="8"/>const char msg[] = "error: failed create stat for file\n";</text:p>
      <text:p text:style-name="P33"><text:s text:c="8"/>write(STDERR_FILENO, msg, sizeof(msg));</text:p>
      <text:p text:style-name="P33"><text:s text:c="8"/>exit(EXIT_FAILURE);</text:p>
      <text:p text:style-name="P33"><text:s text:c="6"/>}</text:p>
      <text:p text:style-name="P33"/>
      <text:p text:style-name="P33"><text:s text:c="6"/>int shm_fd = shm_open(SHM_NAME, O_CREAT | O_RDWR, 0666);</text:p>
      <text:p text:style-name="P33"><text:s text:c="6"/>if (shm_fd == -1) {</text:p>
      <text:p text:style-name="P33"><text:s text:c="8"/>_print(ERROR, "%s: open failed\n", SHM_NAME);</text:p>
      <text:p text:style-name="P33"><text:s text:c="8"/>exit(EXIT_FAILURE);</text:p>
      <text:p text:style-name="P33"><text:s text:c="6"/>}</text:p>
      <text:p text:style-name="P33"/>
      <text:p text:style-name="P33"><text:s text:c="6"/>// укорачиваем файла строго до определенной длины</text:p>
      <text:p text:style-name="P33"><text:s text:c="6"/>if (ftruncate(shm_fd, file_stat.st_size) == -1) {</text:p>
      <text:p text:style-name="P33"><text:s text:c="8"/>_print(ERROR, "%s: ftruncate failed\n", SHM_NAME);</text:p>
      <text:p text:style-name="P33"><text:s text:c="8"/>close(shm_fd);</text:p>
      <text:p text:style-name="P33"><text:s text:c="8"/>shm_unlink(SHM_NAME);</text:p>
      <text:p text:style-name="P33"><text:s text:c="8"/>exit(EXIT_FAILURE);</text:p>
      <text:p text:style-name="P33"><text:s text:c="6"/>}</text:p>
      <text:p text:style-name="P33"/>
      <text:p text:style-name="P33"><text:s text:c="6"/>char* src = mmap(NULL, file_stat.st_size, PROT_READ | PROT_WRITE,</text:p>
      <text:p text:style-name="P33"><text:s text:c="23"/>MAP_SHARED, shm_fd, 0);</text:p>
      <text:p text:style-name="P33"><text:s text:c="6"/>if (src == MAP_FAILED) {</text:p>
      <text:p text:style-name="P33"><text:s text:c="8"/>_print(ERROR, "%s: mapping failed\n", SHM_NAME);</text:p>
      <text:p text:style-name="P33"><text:s text:c="8"/>close(shm_fd);</text:p>
      <text:p text:style-name="P33"><text:s text:c="8"/>shm_unlink(SHM_NAME);</text:p>
      <text:p text:style-name="P33"><text:s text:c="8"/>exit(EXIT_FAILURE);</text:p>
      <text:p text:style-name="P33"><text:s text:c="6"/>}</text:p>
      <text:p text:style-name="P33"><text:soft-page-break/></text:p>
      <text:p text:style-name="P33"><text:s text:c="6"/>// char buf[BUFSIZ];</text:p>
      <text:p text:style-name="P33"><text:s text:c="6"/>read(file, src, file_stat.st_size);</text:p>
      <text:p text:style-name="P33"><text:s text:c="6"/>// strcpy(buf, src);</text:p>
      <text:p text:style-name="P33"><text:s text:c="6"/>// fprintf(stdout, "%s\n", buf);</text:p>
      <text:p text:style-name="P33"><text:s text:c="6"/>int* FILE_SIZE = create_mmap_int("/file_size_shm\0");</text:p>
      <text:p text:style-name="P33"/>
      <text:p text:style-name="P33"><text:s text:c="6"/>*FILE_SIZE = file_stat.st_size;</text:p>
      <text:p text:style-name="P36"><text:s text:c="6"/>close(file);</text:p>
      <text:p text:style-name="P33"><text:s text:c="6"/>{</text:p>
      <text:p text:style-name="P33"><text:s text:c="8"/>char path[1024];</text:p>
      <text:p text:style-name="P33"><text:s text:c="8"/>snprintf(path, sizeof(path) - 1, "%s/%s", progpath,</text:p>
      <text:p text:style-name="P33"><text:s text:c="17"/>CLIENT_PROGRAM_NAME);</text:p>
      <text:p text:style-name="P33"/>
      <text:p text:style-name="P33"><text:s text:c="8"/>// аргументами для клиента являтся -- сам клиент (его запускатор)б</text:p>
      <text:p text:style-name="P33"><text:s text:c="8"/>// полезные аргументы (файл)б и терминатор, ведь exec требует список с</text:p>
      <text:p text:style-name="P33"><text:s text:c="8"/>// терминирующем нулем</text:p>
      <text:p text:style-name="P33"><text:s text:c="8"/>char* const args[] = {CLIENT_PROGRAM_NAME, argv[1], NULL};</text:p>
      <text:p text:style-name="P33"/>
      <text:p text:style-name="P33"><text:s text:c="8"/>int32_t status = execv(path, args);</text:p>
      <text:p text:style-name="P33"/>
      <text:p text:style-name="P33"><text:s text:c="8"/>if (status == -1) {</text:p>
      <text:p text:style-name="P33"><text:s text:c="10"/>const char msg[] =</text:p>
      <text:p text:style-name="P33"><text:s text:c="14"/>"error: failed to exec into new exectuable image\n";</text:p>
      <text:p text:style-name="P33"><text:s text:c="10"/>write(STDERR_FILENO, msg, sizeof(msg));</text:p>
      <text:p text:style-name="P33"><text:s text:c="10"/>exit(EXIT_FAILURE);</text:p>
      <text:p text:style-name="P33"><text:s text:c="8"/>}</text:p>
      <text:p text:style-name="P33"><text:s text:c="6"/>}</text:p>
      <text:p text:style-name="P33"><text:s text:c="4"/>} break;</text:p>
      <text:p text:style-name="P33"/>
      <text:p text:style-name="P33"><text:s text:c="4"/>default: { <text:s/>// Я родитель и знаю PID дочерный</text:p>
      <text:p text:style-name="P33"><text:s text:c="6"/>// pid_t pid = getpid(); <text:s/>// Получаем родительский PID</text:p>
      <text:p text:style-name="P33"/>
      <text:p text:style-name="P33"><text:s text:c="6"/>// NOTE: `wait` blocks the parent until child exits</text:p>
      <text:p text:style-name="P33"><text:s text:c="6"/>// блокируем родителя до конца выполнения дочерних процессов</text:p>
      <text:p text:style-name="P33"><text:s text:c="6"/>int child_status;</text:p>
      <text:p text:style-name="P33"><text:s text:c="6"/>wait(&amp;child_status);</text:p>
      <text:p text:style-name="P33"/>
      <text:p text:style-name="P33"><text:s text:c="6"/>// чтение ответа</text:p>
      <text:p text:style-name="P33"><text:s text:c="6"/>int shm_fd;</text:p>
      <text:p text:style-name="P33"><text:s text:c="6"/>if ((shm_fd = shm_open(RES_SHM, O_RDONLY, 0666)) == -1) {</text:p>
      <text:p text:style-name="P33"><text:s text:c="8"/>_print(ERROR, "error: shm_open parrent\n");</text:p>
      <text:p text:style-name="P33"><text:s text:c="8"/>exit(EXIT_FAILURE);</text:p>
      <text:p text:style-name="P33"><text:s text:c="6"/>}</text:p>
      <text:p text:style-name="P33"><text:s text:c="6"/>ftruncate(shm_fd, BUFSIZ);</text:p>
      <text:p text:style-name="P33"><text:soft-page-break/></text:p>
      <text:p text:style-name="P33"><text:s text:c="6"/>char* res;</text:p>
      <text:p text:style-name="P33"><text:s text:c="6"/>if ((res = mmap(0, BUFSIZ, PROT_READ, MAP_SHARED, shm_fd, 0)) ==</text:p>
      <text:p text:style-name="P33"><text:s text:c="10"/>MAP_FAILED) {</text:p>
      <text:p text:style-name="P33"><text:s text:c="8"/>_print(ERROR, "error: res mmap parrent\n");</text:p>
      <text:p text:style-name="P33"><text:s text:c="8"/>exit(EXIT_FAILURE);</text:p>
      <text:p text:style-name="P33"><text:s text:c="6"/>}</text:p>
      <text:p text:style-name="P33"/>
      <text:p text:style-name="P33"><text:s text:c="6"/>_print(SUCCESS, "res=%s\n", res);</text:p>
      <text:p text:style-name="P33"/>
      <text:p text:style-name="P33"><text:s text:c="6"/>if (child_status != EXIT_SUCCESS) {</text:p>
      <text:p text:style-name="P33"><text:s text:c="8"/>const char msg[] = "error: child exited with error\n";</text:p>
      <text:p text:style-name="P33"><text:s text:c="8"/>write(STDERR_FILENO, msg, sizeof(msg));</text:p>
      <text:p text:style-name="P33"><text:s text:c="8"/>perror("");</text:p>
      <text:p text:style-name="P33"><text:s text:c="8"/>exit(child_status);</text:p>
      <text:p text:style-name="P33"><text:s text:c="6"/>}</text:p>
      <text:p text:style-name="P33"/>
      <text:p text:style-name="P33"><text:s text:c="6"/>close(shm_fd);</text:p>
      <text:p text:style-name="P33"><text:s text:c="6"/>shm_unlink(SHM_NAME);</text:p>
      <text:p text:style-name="P33"><text:s text:c="6"/>shm_unlink(RES_SHM);</text:p>
      <text:p text:style-name="P33"><text:s text:c="4"/>} break;</text:p>
      <text:p text:style-name="P33"><text:s text:c="2"/>}</text:p>
      <text:p text:style-name="P33">}</text:p>
      <text:p text:style-name="P5"/>
      <text:p text:style-name="P6">client.c</text:p>
      <text:p text:style-name="P5">/**</text:p>
      <text:p text:style-name="P5"><text:s/>* @file client.c</text:p>
      <text:p text:style-name="P5"><text:s/>* @author your name (you@domain.com)</text:p>
      <text:p text:style-name="P5"><text:s/>* @brief</text:p>
      <text:p text:style-name="P5"><text:s/>* @version 0.1</text:p>
      <text:p text:style-name="P5"><text:s/>* @date 2024-10-02</text:p>
      <text:p text:style-name="P5"><text:s/>*</text:p>
      <text:p text:style-name="P5"><text:s/>* @copyright Copyright (c) 2024</text:p>
      <text:p text:style-name="P5"><text:s/>*</text:p>
      <text:p text:style-name="P5"><text:s/>*/</text:p>
      <text:p text:style-name="P5">#include &lt;ctype.h&gt;</text:p>
      <text:p text:style-name="P5">#include &lt;math.h&gt;</text:p>
      <text:p text:style-name="P5">#include &lt;stdbool.h&gt;</text:p>
      <text:p text:style-name="P5">#include &lt;stdint.h&gt;</text:p>
      <text:p text:style-name="P5"/>
      <text:p text:style-name="P5">#include &lt;fcntl.h&gt;</text:p>
      <text:p text:style-name="P5">#include &lt;stdio.h&gt;</text:p>
      <text:p text:style-name="P5">#include &lt;stdlib.h&gt;</text:p>
      <text:p text:style-name="P5">#include &lt;string.h&gt;</text:p>
      <text:p text:style-name="P5">#include &lt;sys/mman.h&gt;</text:p>
      <text:p text:style-name="P5">#include &lt;unistd.h&gt;</text:p>
      <text:p text:style-name="P5"><text:soft-page-break/></text:p>
      <text:p text:style-name="P5">#include "pool.h"</text:p>
      <text:p text:style-name="P5"/>
      <text:p text:style-name="P5">// extern int FILE_SIZE;</text:p>
      <text:p text:style-name="P5"/>
      <text:p text:style-name="P5">float summ(const char* src) {</text:p>
      <text:p text:style-name="P5"><text:s text:c="2"/>if (src == NULL) {</text:p>
      <text:p text:style-name="P5"><text:s text:c="4"/>return 0.0;</text:p>
      <text:p text:style-name="P5"><text:s text:c="2"/>}</text:p>
      <text:p text:style-name="P5"><text:s text:c="2"/>float sum = 0.0;</text:p>
      <text:p text:style-name="P5"><text:s text:c="2"/>char* endptr;</text:p>
      <text:p text:style-name="P5"/>
      <text:p text:style-name="P5"><text:s text:c="2"/>while (*src) {</text:p>
      <text:p text:style-name="P5"><text:s text:c="4"/>while (*src &amp;&amp; !isdigit(*src) &amp;&amp; *src != '.' &amp;&amp; *src != '-' &amp;&amp;</text:p>
      <text:p text:style-name="P5"><text:s text:c="11"/>*src != '+') {</text:p>
      <text:p text:style-name="P5"><text:s text:c="6"/>++src;</text:p>
      <text:p text:style-name="P5"><text:s text:c="4"/>}</text:p>
      <text:p text:style-name="P5"/>
      <text:p text:style-name="P5"><text:s text:c="4"/>float value = strtod(src, &amp;endptr);</text:p>
      <text:p text:style-name="P5"><text:s text:c="4"/>if (value == HUGE_VAL || value == -HUGE_VAL) {</text:p>
      <text:p text:style-name="P5"><text:s text:c="6"/>return 0.0;</text:p>
      <text:p text:style-name="P5"><text:s text:c="4"/>}</text:p>
      <text:p text:style-name="P5"/>
      <text:p text:style-name="P5"><text:s text:c="4"/>if (endptr != src) {</text:p>
      <text:p text:style-name="P5"><text:s text:c="6"/>sum += value;</text:p>
      <text:p text:style-name="P5"><text:s text:c="6"/>src = endptr;</text:p>
      <text:p text:style-name="P5"><text:s text:c="4"/>} else {</text:p>
      <text:p text:style-name="P5"><text:s text:c="6"/>++src;</text:p>
      <text:p text:style-name="P5"><text:s text:c="4"/>}</text:p>
      <text:p text:style-name="P5"><text:s text:c="2"/>}</text:p>
      <text:p text:style-name="P5"/>
      <text:p text:style-name="P5"><text:s text:c="2"/>return sum;</text:p>
      <text:p text:style-name="P5">}</text:p>
      <text:p text:style-name="P5"/>
      <text:p text:style-name="P5">int main(int argc, char** argv) {</text:p>
      <text:p text:style-name="P5"><text:s text:c="2"/>/* возврат размера файла */</text:p>
      <text:p text:style-name="P5"><text:s text:c="2"/>int tmp = shm_open("/file_size_shm\0", O_RDWR, 0666);</text:p>
      <text:p text:style-name="P5"><text:s text:c="2"/>if (tmp == -1) {</text:p>
      <text:p text:style-name="P5"><text:s text:c="4"/>_print(ERROR, "%s: open failed child\n", "/file_size_shm\0");</text:p>
      <text:p text:style-name="P5"><text:s text:c="4"/>exit(EXIT_FAILURE);</text:p>
      <text:p text:style-name="P5"><text:s text:c="2"/>}</text:p>
      <text:p text:style-name="P5"><text:s text:c="2"/>int* shared_variable = mmap(0, sizeof(int), PROT_READ, MAP_SHARED, tmp, 0);</text:p>
      <text:p text:style-name="P5"><text:s text:c="2"/>if (shared_variable == MAP_FAILED) {</text:p>
      <text:p text:style-name="P5"><text:s text:c="4"/>_print(ERROR, "%s: mapping failed child\n", "/file_size_shm\0");</text:p>
      <text:p text:style-name="P5"><text:s text:c="4"/>exit(EXIT_FAILURE);</text:p>
      <text:p text:style-name="P5"><text:s text:c="2"/>}</text:p>
      <text:p text:style-name="P5"><text:soft-page-break/></text:p>
      <text:p text:style-name="P5"><text:s text:c="2"/>int FILE_SIZE = *shared_variable;</text:p>
      <text:p text:style-name="P5"/>
      <text:p text:style-name="P5"><text:s text:c="2"/>destroy_mmap_int(shared_variable, "/file_size_shm\0");</text:p>
      <text:p text:style-name="P5"><text:s text:c="2"/>/*=========================*/</text:p>
      <text:p text:style-name="P5"><text:s text:c="2"/>/* работа с файлом (входной поток) */</text:p>
      <text:p text:style-name="P5"><text:s text:c="2"/>int shm_fd;</text:p>
      <text:p text:style-name="P5"><text:s text:c="2"/>if ((shm_fd = shm_open(SHM_NAME, O_RDONLY, 0666)) == -1) {</text:p>
      <text:p text:style-name="P5"><text:s text:c="4"/>_print(ERROR, "error: shm_open child\n");</text:p>
      <text:p text:style-name="P5"><text:s text:c="4"/>exit(EXIT_FAILURE);</text:p>
      <text:p text:style-name="P5"><text:s text:c="2"/>}</text:p>
      <text:p text:style-name="P5"/>
      <text:p text:style-name="P5"><text:s text:c="2"/>char* src = mmap(0, FILE_SIZE, PROT_READ, MAP_SHARED, shm_fd, 0);</text:p>
      <text:p text:style-name="P5"><text:s text:c="2"/>if (src == MAP_FAILED) {</text:p>
      <text:p text:style-name="P5"><text:s text:c="4"/>_print(ERROR, "%s: mapping failed child\n", SHM_NAME);</text:p>
      <text:p text:style-name="P5"><text:s text:c="4"/>exit(EXIT_FAILURE);</text:p>
      <text:p text:style-name="P5"><text:s text:c="2"/>}</text:p>
      <text:p text:style-name="P5"/>
      <text:p text:style-name="P5"><text:s text:c="2"/>float sum = summ(src);</text:p>
      <text:p text:style-name="P5"><text:s text:c="2"/>/*=========================*/</text:p>
      <text:p text:style-name="P5"><text:s text:c="2"/>/* запись в результативную память */</text:p>
      <text:p text:style-name="P5"><text:s text:c="2"/>int res_fd;</text:p>
      <text:p text:style-name="P5"><text:s text:c="2"/>if ((res_fd = shm_open(RES_SHM, O_CREAT | O_RDWR, 0666)) == -1) {</text:p>
      <text:p text:style-name="P5"><text:s text:c="4"/>_print(ERROR, "error: shm_open child\n");</text:p>
      <text:p text:style-name="P5"><text:s text:c="4"/>exit(EXIT_FAILURE);</text:p>
      <text:p text:style-name="P5"><text:s text:c="2"/>}</text:p>
      <text:p text:style-name="P5"/>
      <text:p text:style-name="P5"><text:s text:c="2"/>ftruncate(res_fd, BUFSIZ);</text:p>
      <text:p text:style-name="P5"/>
      <text:p text:style-name="P5"><text:s text:c="2"/>void* ressrc = mmap(0, BUFSIZ, PROT_READ | PROT_WRITE, MAP_SHARED, res_fd, 0);</text:p>
      <text:p text:style-name="P5"><text:s text:c="2"/>if (ressrc == MAP_FAILED) {</text:p>
      <text:p text:style-name="P5"><text:s text:c="4"/>perror("mmap");</text:p>
      <text:p text:style-name="P5"><text:s text:c="4"/>exit(EXIT_FAILURE);</text:p>
      <text:p text:style-name="P5"><text:s text:c="2"/>}</text:p>
      <text:p text:style-name="P5"/>
      <text:p text:style-name="P5"><text:s text:c="2"/>sprintf(ressrc, "%f", sum);</text:p>
      <text:p text:style-name="P5"><text:s text:c="2"/>/*=========================*/</text:p>
      <text:p text:style-name="P5"><text:s text:c="2"/>munmap(src, FILE_SIZE);</text:p>
      <text:p text:style-name="P5"><text:s text:c="2"/>munmap(ressrc, BUFSIZ);</text:p>
      <text:p text:style-name="P5"><text:s text:c="2"/>close(shm_fd);</text:p>
      <text:p text:style-name="P5"><text:s text:c="2"/>close(res_fd);</text:p>
      <text:p text:style-name="P5"><text:s text:c="2"/>exit(EXIT_SUCCESS);</text:p>
      <text:p text:style-name="P5">}</text:p>
      <text:p text:style-name="P34"/>
      <text:p text:style-name="P38">pool.h</text:p>
      <text:p text:style-name="P39"><text:soft-page-break/></text:p>
      <text:p text:style-name="P39">extern int FILE_SIZE;</text:p>
      <text:p text:style-name="P39"/>
      <text:p text:style-name="P39">#pragma once</text:p>
      <text:p text:style-name="P39"/>
      <text:p text:style-name="P39">#include &lt;fcntl.h&gt;</text:p>
      <text:p text:style-name="P39">#include &lt;stdarg.h&gt;</text:p>
      <text:p text:style-name="P39">#include &lt;stdio.h&gt;</text:p>
      <text:p text:style-name="P39">#include &lt;string.h&gt;</text:p>
      <text:p text:style-name="P39">#include &lt;sys/mman.h&gt;</text:p>
      <text:p text:style-name="P39">#include &lt;unistd.h&gt;</text:p>
      <text:p text:style-name="P39"/>
      <text:p text:style-name="P39">#define SHM_NAME "/fileshm\0"</text:p>
      <text:p text:style-name="P39">#define RES_SHM "/resshm\0"</text:p>
      <text:p text:style-name="P39"/>
      <text:p text:style-name="P39">// размер входного файла и shm, должен быть протянут и в client.c</text:p>
      <text:p text:style-name="P39"/>
      <text:p text:style-name="P39">typedef enum PRINT_MODES {</text:p>
      <text:p text:style-name="P39"><text:s text:c="2"/>SUCCESS,</text:p>
      <text:p text:style-name="P39"><text:s text:c="2"/>ERROR,</text:p>
      <text:p text:style-name="P39">} PRINT_MODES;</text:p>
      <text:p text:style-name="P39"/>
      <text:p text:style-name="P39">int _print(char mode, char* fmt, ...) {</text:p>
      <text:p text:style-name="P39"><text:s text:c="2"/>if (fmt == NULL) {</text:p>
      <text:p text:style-name="P39"><text:s text:c="4"/>write(STDERR_FILENO, "ERROR", 6);</text:p>
      <text:p text:style-name="P39"><text:s text:c="2"/>}</text:p>
      <text:p text:style-name="P39"><text:s text:c="2"/>va_list vargs;</text:p>
      <text:p text:style-name="P39"><text:s text:c="2"/>va_start(vargs, fmt);</text:p>
      <text:p text:style-name="P39"><text:s text:c="2"/>char msg[BUFSIZ];</text:p>
      <text:p text:style-name="P39"><text:s text:c="2"/>vsprintf(msg, fmt, vargs);</text:p>
      <text:p text:style-name="P39"><text:s text:c="2"/>write(mode == ERROR ? STDERR_FILENO : STDOUT_FILENO, msg, strlen(msg));</text:p>
      <text:p text:style-name="P39"><text:s text:c="2"/>va_end(vargs);</text:p>
      <text:p text:style-name="P39"><text:s text:c="2"/>return 0;</text:p>
      <text:p text:style-name="P39">}</text:p>
      <text:p text:style-name="P39"/>
      <text:p text:style-name="P39">int* create_mmap_int(const char* name) {</text:p>
      <text:p text:style-name="P39"><text:s text:c="2"/>int new_fd = shm_open(name, O_CREAT | O_RDWR, 0666);</text:p>
      <text:p text:style-name="P39"><text:s text:c="2"/>ftruncate(new_fd, sizeof(int));</text:p>
      <text:p text:style-name="P39"/>
      <text:p text:style-name="P39"><text:s text:c="2"/>int* FILE_SIZE =</text:p>
      <text:p text:style-name="P39"><text:s text:c="6"/>mmap(0, sizeof(int), PROT_READ | PROT_WRITE, MAP_SHARED, new_fd, 0);</text:p>
      <text:p text:style-name="P39"><text:s text:c="2"/>return FILE_SIZE;</text:p>
      <text:p text:style-name="P39">}</text:p>
      <text:p text:style-name="P39"/>
      <text:p text:style-name="P39">void destroy_mmap_int(int* var, const char* name) {</text:p>
      <text:p text:style-name="P39"><text:soft-page-break/><text:s text:c="2"/>munmap(var, sizeof(int));</text:p>
      <text:p text:style-name="P39"><text:s text:c="2"/>shm_unlink(name);</text:p>
      <text:p text:style-name="P39">}</text:p>
      <text:p text:style-name="P22">Протокол работы программы</text:p>
      <text:p text:style-name="P24">Тестирование:</text:p>
      <text:p text:style-name="P4">lemito@lemito:~/Desktop/OSi/lab1$ cat data.base</text:p>
      <text:p text:style-name="P4">52.25 48.50 7878.0</text:p>
      <text:p text:style-name="P4">lemito@lemito:~/Desktop/OSi/lab1$ ./server data.base</text:p>
      <text:p text:style-name="P4">7978.750000</text:p>
      <text:p text:style-name="P4">lemito@lemito:~/Desktop/OSi/lab1$ cat data.base</text:p>
      <text:p text:style-name="P4">0.0 a b c</text:p>
      <text:p text:style-name="P4">lemito@lemito:~/Desktop/OSi/lab1$ ./server data.base</text:p>
      <text:p text:style-name="P4">0.000000</text:p>
      <text:p text:style-name="P4"/>
      <text:p text:style-name="P23">Strace:</text:p>
      <text:p text:style-name="P35">execve("/home/lemito/Desktop/OSi/lab3/out/build/111/server", ["/home/lemito/Desktop/OSi/lab3/ou"..., "data.base"], 0x7ffe6bbe1990 /* 119 vars */) = 0</text:p>
      <text:p text:style-name="P35">brk(NULL) <text:s text:c="30"/>= 0x56b9fa3fb000</text:p>
      <text:p text:style-name="P37">mmap(NULL, 8192, PROT_READ|PROT_WRITE, MAP_PRIVATE|MAP_ANONYMOUS, -1, 0) = 0x7da5c4486000</text:p>
      <text:p text:style-name="P35">access("/etc/ld.so.preload", R_OK) <text:s text:c="5"/>= -1 ENOENT (No such file or directory)</text:p>
      <text:p text:style-name="P35">openat(AT_FDCWD, "/etc/ld.so.cache", O_RDONLY|O_CLOEXEC) = 3</text:p>
      <text:p text:style-name="P35">fstat(3, {st_mode=S_IFREG|0644, st_size=98319, ...}) = 0</text:p>
      <text:p text:style-name="P37">mmap(NULL, 98319, PROT_READ, MAP_PRIVATE, 3, 0) = 0x7da5c446d000</text:p>
      <text:p text:style-name="P35">close(3) <text:s text:c="31"/>= 0</text:p>
      <text:p text:style-name="P35">openat(AT_FDCWD, "/lib/x86_64-linux-gnu/libc.so.6", O_RDONLY|O_CLOEXEC) = 3</text:p>
      <text:p text:style-name="P37">read(3, "\177ELF\2\1\1\3\0\0\0\0\0\0\0\0\3\0&gt;\0\1\0\0\0\220\243\2\0\0\0\0\0"..., 832) = 832</text:p>
      <text:p text:style-name="P35">pread64(3, "\6\0\0\0\4\0\0\0@\0\0\0\0\0\0\0@\0\0\0\0\0\0\0@\0\0\0\0\0\0\0"..., 784, 64) = 784</text:p>
      <text:p text:style-name="P35">fstat(3, {st_mode=S_IFREG|0755, st_size=2125328, ...}) = 0</text:p>
      <text:p text:style-name="P35">pread64(3, "\6\0\0\0\4\0\0\0@\0\0\0\0\0\0\0@\0\0\0\0\0\0\0@\0\0\0\0\0\0\0"..., 784, 64) = 784</text:p>
      <text:p text:style-name="P37">mmap(NULL, 2170256, PROT_READ, MAP_PRIVATE|MAP_DENYWRITE, 3, 0) = 0x7da5c4200000</text:p>
      <text:p text:style-name="P37"><text:soft-page-break/>mmap(0x7da5c4228000, 1605632, PROT_READ|PROT_EXEC, MAP_PRIVATE|MAP_FIXED|MAP_DENYWRITE, 3, 0x28000) = 0x7da5c4228000</text:p>
      <text:p text:style-name="P37">mmap(0x7da5c43b0000, 323584, PROT_READ, MAP_PRIVATE|MAP_FIXED|MAP_DENYWRITE, 3, 0x1b0000) = 0x7da5c43b0000</text:p>
      <text:p text:style-name="P37">mmap(0x7da5c43ff000, 24576, PROT_READ|PROT_WRITE, MAP_PRIVATE|MAP_FIXED|MAP_DENYWRITE, 3, 0x1fe000) = 0x7da5c43ff000</text:p>
      <text:p text:style-name="P37">mmap(0x7da5c4405000, 52624, PROT_READ|PROT_WRITE, MAP_PRIVATE|MAP_FIXED|MAP_ANONYMOUS, -1, 0) = 0x7da5c4405000</text:p>
      <text:p text:style-name="P35">close(3) <text:s text:c="31"/>= 0</text:p>
      <text:p text:style-name="P37">mmap(NULL, 12288, PROT_READ|PROT_WRITE, MAP_PRIVATE|MAP_ANONYMOUS, -1, 0) = 0x7da5c446a000</text:p>
      <text:p text:style-name="P35">arch_prctl(ARCH_SET_FS, 0x7da5c446a740) = 0</text:p>
      <text:p text:style-name="P35">set_tid_address(0x7da5c446aa10) <text:s text:c="8"/>= 27626</text:p>
      <text:p text:style-name="P35">set_robust_list(0x7da5c446aa20, 24) <text:s text:c="4"/>= 0</text:p>
      <text:p text:style-name="P35">rseq(0x7da5c446b060, 0x20, 0, 0x53053053) = 0</text:p>
      <text:p text:style-name="P35">mprotect(0x7da5c43ff000, 16384, PROT_READ) = 0</text:p>
      <text:p text:style-name="P35">mprotect(0x56b9f8de6000, 4096, PROT_READ) = 0</text:p>
      <text:p text:style-name="P35">mprotect(0x7da5c44be000, 8192, PROT_READ) = 0</text:p>
      <text:p text:style-name="P35">prlimit64(0, RLIMIT_STACK, NULL, {rlim_cur=8192*1024, rlim_max=RLIM64_INFINITY}) = 0</text:p>
      <text:p text:style-name="P35">munmap(0x7da5c446d000, 98319) <text:s text:c="10"/>= 0</text:p>
      <text:p text:style-name="P35">readlink("/proc/self/exe", "/home/lemito/Desktop/OSi/lab3/ou"..., 1023) = 50</text:p>
      <text:p text:style-name="P35">clone(child_stack=NULL, flags=CLONE_CHILD_CLEARTID|CLONE_CHILD_SETTID|SIGCHLDstrace: Process 27627 attached</text:p>
      <text:p text:style-name="P35">, child_tidptr=0x7da5c446aa10) = 27627</text:p>
      <text:p text:style-name="P35">[pid 27626] wait4(-1, <text:s/>&lt;unfinished ...&gt;</text:p>
      <text:p text:style-name="P35">[pid 27627] set_robust_list(0x7da5c446aa20, 24) = 0</text:p>
      <text:p text:style-name="P35">[pid 27627] openat(AT_FDCWD, "data.base", O_RDONLY) = 3</text:p>
      <text:p text:style-name="P35">[pid 27627] fstat(3, {st_mode=S_IFREG|0664, st_size=5, ...}) = 0</text:p>
      <text:p text:style-name="P35">[pid 27627] openat(AT_FDCWD, "/dev/shm/fileshm", O_RDWR|O_CREAT|O_NOFOLLOW|O_CLOEXEC, 0666) = 4</text:p>
      <text:p text:style-name="P35"><text:soft-page-break/>[pid 27627] ftruncate(4, 5) <text:s text:c="12"/>= 0</text:p>
      <text:p text:style-name="P37">[pid 27627] mmap(NULL, 5, PROT_READ|PROT_WRITE, MAP_SHARED, 4, 0) = 0x7da5c4485000</text:p>
      <text:p text:style-name="P35">[pid 27627] read(3, "52 25", 5) <text:s text:c="8"/>= 5</text:p>
      <text:p text:style-name="P35">[pid 27627] openat(AT_FDCWD, "/dev/shm/file_size_shm", O_RDWR|O_CREAT|O_NOFOLLOW|O_CLOEXEC, 0666) = 5</text:p>
      <text:p text:style-name="P35">[pid 27627] ftruncate(5, 4) <text:s text:c="12"/>= 0</text:p>
      <text:p text:style-name="P35">[pid 27627] mmap(NULL, 4, PROT_READ|PROT_WRITE, MAP_SHARED, 5, 0) = 0x7da5c4484000</text:p>
      <text:p text:style-name="P35">[pid 27627] execve("/home/lemito/Desktop/OSi/lab3/out/build/111/client", ["client", "data.base"], 0x7fff1d9583a0 /* 119 vars */) = 0</text:p>
      <text:p text:style-name="P35">[pid 27627] brk(NULL) <text:s text:c="18"/>= 0x59715c760000</text:p>
      <text:p text:style-name="P37">[pid 27627] mmap(NULL, 8192, PROT_READ|PROT_WRITE, MAP_PRIVATE|MAP_ANONYMOUS, -1, 0) = 0x7514c58be000</text:p>
      <text:p text:style-name="P35">[pid 27627] access("/etc/ld.so.preload", R_OK) = -1 ENOENT (No such file or directory)</text:p>
      <text:p text:style-name="P35">[pid 27627] openat(AT_FDCWD, "/etc/ld.so.cache", O_RDONLY|O_CLOEXEC) = 4</text:p>
      <text:p text:style-name="P35">[pid 27627] fstat(4, {st_mode=S_IFREG|0644, st_size=98319, ...}) = 0</text:p>
      <text:p text:style-name="P37">[pid 27627] mmap(NULL, 98319, PROT_READ, MAP_PRIVATE, 4, 0) = 0x7514c58a5000</text:p>
      <text:p text:style-name="P35">[pid 27627] close(4) <text:s text:c="19"/>= 0</text:p>
      <text:p text:style-name="P35">[pid 27627] openat(AT_FDCWD, "/lib/x86_64-linux-gnu/libc.so.6", O_RDONLY|O_CLOEXEC) = 4</text:p>
      <text:p text:style-name="P35">[pid 27627] read(4, "\177ELF\2\1\1\3\0\0\0\0\0\0\0\0\3\0&gt;\0\1\0\0\0\220\243\2\0\0\0\0\0"..., 832) = 832</text:p>
      <text:p text:style-name="P35">[pid 27627] pread64(4, "\6\0\0\0\4\0\0\0@\0\0\0\0\0\0\0@\0\0\0\0\0\0\0@\0\0\0\0\0\0\0"..., 784, 64) = 784</text:p>
      <text:p text:style-name="P35">[pid 27627] fstat(4, {st_mode=S_IFREG|0755, st_size=2125328, ...}) = 0</text:p>
      <text:p text:style-name="P35">[pid 27627] pread64(4, "\6\0\0\0\4\0\0\0@\0\0\0\0\0\0\0@\0\0\0\0\0\0\0@\0\0\0\0\0\0\0"..., 784, 64) = 784</text:p>
      <text:p text:style-name="P37">[pid 27627] mmap(NULL, 2170256, PROT_READ, MAP_PRIVATE|MAP_DENYWRITE, 4, 0) = 0x7514c5600000</text:p>
      <text:p text:style-name="P37"><text:soft-page-break/>[pid 27627] mmap(0x7514c5628000, 1605632, PROT_READ|PROT_EXEC, MAP_PRIVATE|MAP_FIXED|MAP_DENYWRITE, 4, 0x28000) = 0x7514c5628000</text:p>
      <text:p text:style-name="P37">[pid 27627] mmap(0x7514c57b0000, 323584, PROT_READ, MAP_PRIVATE|MAP_FIXED|MAP_DENYWRITE, 4, 0x1b0000) = 0x7514c57b0000</text:p>
      <text:p text:style-name="P37">[pid 27627] mmap(0x7514c57ff000, 24576, PROT_READ|PROT_WRITE, MAP_PRIVATE|MAP_FIXED|MAP_DENYWRITE, 4, 0x1fe000) = 0x7514c57ff000</text:p>
      <text:p text:style-name="P37">[pid 27627] mmap(0x7514c5805000, 52624, PROT_READ|PROT_WRITE, MAP_PRIVATE|MAP_FIXED|MAP_ANONYMOUS, -1, 0) = 0x7514c5805000</text:p>
      <text:p text:style-name="P35">[pid 27627] close(4) <text:s text:c="19"/>= 0</text:p>
      <text:p text:style-name="P37">[pid 27627] mmap(NULL, 12288, PROT_READ|PROT_WRITE, MAP_PRIVATE|MAP_ANONYMOUS, -1, 0) = 0x7514c58a2000</text:p>
      <text:p text:style-name="P35">[pid 27627] arch_prctl(ARCH_SET_FS, 0x7514c58a2740) = 0</text:p>
      <text:p text:style-name="P35">[pid 27627] set_tid_address(0x7514c58a2a10) = 27627</text:p>
      <text:p text:style-name="P35">[pid 27627] set_robust_list(0x7514c58a2a20, 24) = 0</text:p>
      <text:p text:style-name="P35">[pid 27627] rseq(0x7514c58a3060, 0x20, 0, 0x53053053) = 0</text:p>
      <text:p text:style-name="P35">[pid 27627] mprotect(0x7514c57ff000, 16384, PROT_READ) = 0</text:p>
      <text:p text:style-name="P35">[pid 27627] mprotect(0x59715b958000, 4096, PROT_READ) = 0</text:p>
      <text:p text:style-name="P35">[pid 27627] mprotect(0x7514c58f6000, 8192, PROT_READ) = 0</text:p>
      <text:p text:style-name="P35">[pid 27627] prlimit64(0, RLIMIT_STACK, NULL, {rlim_cur=8192*1024, rlim_max=RLIM64_INFINITY}) = 0</text:p>
      <text:p text:style-name="P35">[pid 27627] munmap(0x7514c58a5000, 98319) = 0</text:p>
      <text:p text:style-name="P35">[pid 27627] openat(AT_FDCWD, "/dev/shm/file_size_shm", O_RDWR|O_NOFOLLOW|O_CLOEXEC) = 4</text:p>
      <text:p text:style-name="P37">[pid 27627] mmap(NULL, 4, PROT_READ, MAP_SHARED, 4, 0) = 0x7514c58bd000</text:p>
      <text:p text:style-name="P35">[pid 27627] munmap(0x7514c58bd000, 4) <text:s text:c="2"/>= 0</text:p>
      <text:p text:style-name="P35">[pid 27627] unlink("/dev/shm/file_size_shm") = 0</text:p>
      <text:p text:style-name="P35">[pid 27627] openat(AT_FDCWD, "/dev/shm/fileshm", O_RDONLY|O_NOFOLLOW|O_CLOEXEC) = 5</text:p>
      <text:p text:style-name="P37">[pid 27627] mmap(NULL, 5, PROT_READ, MAP_SHARED, 5, 0) = 0x7514c58bd000</text:p>
      <text:p text:style-name="P35">[pid 27627] openat(AT_FDCWD, "/dev/shm/resshm", O_RDWR|O_CREAT|O_NOFOLLOW|O_CLOEXEC, 0666) = 6</text:p>
      <text:p text:style-name="P35"><text:soft-page-break/>[pid 27627] ftruncate(6, 8192) <text:s text:c="9"/>= 0</text:p>
      <text:p text:style-name="P37">[pid 27627] mmap(NULL, 8192, PROT_READ|PROT_WRITE, MAP_SHARED, 6, 0) = 0x7514c58bb000</text:p>
      <text:p text:style-name="P35">[pid 27627] munmap(0x7514c58bd000, 5) <text:s text:c="2"/>= 0</text:p>
      <text:p text:style-name="P35">[pid 27627] munmap(0x7514c58bb000, 8192) = 0</text:p>
      <text:p text:style-name="P35">[pid 27627] close(5) <text:s text:c="19"/>= 0</text:p>
      <text:p text:style-name="P35">[pid 27627] close(6) <text:s text:c="19"/>= 0</text:p>
      <text:p text:style-name="P35">[pid 27627] exit_group(0) <text:s text:c="14"/>= ?</text:p>
      <text:p text:style-name="P35">[pid 27627] +++ exited with 0 +++</text:p>
      <text:p text:style-name="P35">&lt;... wait4 resumed&gt;[{WIFEXITED(s) &amp;&amp; WEXITSTATUS(s) == 0}], 0, NULL) = 27627</text:p>
      <text:p text:style-name="P35">--- SIGCHLD {si_signo=SIGCHLD, si_code=CLD_EXITED, si_pid=27627, si_uid=1000, si_status=0, si_utime=0, si_stime=0} ---</text:p>
      <text:p text:style-name="P35">openat(AT_FDCWD, "/dev/shm/resshm", O_RDONLY|O_NOFOLLOW|O_CLOEXEC) = 3</text:p>
      <text:p text:style-name="P35">ftruncate(3, 8192) <text:s text:c="21"/>= -1 EINVAL (Invalid argument)</text:p>
      <text:p text:style-name="P37">mmap(NULL, 8192, PROT_READ, MAP_SHARED, 3, 0) = 0x7da5c4484000</text:p>
      <text:p text:style-name="P35">write(1, "res=77.000000\n", 14res=77.000000</text:p>
      <text:p text:style-name="P35">) <text:s text:c="8"/>= 14</text:p>
      <text:p text:style-name="P35">close(3) <text:s text:c="31"/>= 0</text:p>
      <text:p text:style-name="P35">unlink("/dev/shm/fileshm") <text:s text:c="13"/>= 0</text:p>
      <text:p text:style-name="P35">unlink("/dev/shm/resshm") <text:s text:c="14"/>= 0</text:p>
      <text:p text:style-name="P35">exit_group(0) <text:s text:c="26"/>= ?</text:p>
      <text:p text:style-name="P35">+++ exited with 0 +++</text:p>
      <text:p text:style-name="P16">Вывод</text:p>
      <text:p text:style-name="Standard">В ходе лабораторной работы я приобрел практические навыки в управлении процессами ОС и обеспечении обмена данных между процессами посредством <text:span text:style-name="T11">shared memory и mmap</text:span>. Составить и отладить программу на языке Си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6.2$Linux_X86_64 LibreOffice_project/420$Build-2</meta:generator>
    <dc:date>2024-11-28T21:18:26.965785524</dc:date>
    <meta:editing-duration>PT1H7M42S</meta:editing-duration>
    <meta:editing-cycles>20</meta:editing-cycles>
    <meta:document-statistic meta:table-count="0" meta:image-count="0" meta:object-count="0" meta:page-count="14" meta:paragraph-count="420" meta:word-count="1911" meta:character-count="16949" meta:non-whitespace-character-count="1406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